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9pt"/>
    </style:style>
    <style:style style:name="P2" style:family="paragraph" style:parent-style-name="Standard">
      <style:text-properties style:font-name="Consolas" fo:font-size="9pt" style:font-size-asian="9pt" style:font-size-complex="9pt"/>
    </style:style>
    <style:style style:name="P3" style:family="paragraph" style:parent-style-name="Standard">
      <style:paragraph-properties fo:margin-top="0cm" fo:margin-bottom="0cm"/>
      <style:text-properties style:font-name="Consolas" fo:font-size="9pt" style:font-size-asian="9pt" style:font-size-complex="9pt"/>
    </style:style>
    <style:style style:name="P4" style:family="paragraph" style:parent-style-name="Standard">
      <style:paragraph-properties fo:margin-top="0cm" fo:margin-bottom="0cm"/>
      <style:text-properties fo:color="#000000" style:font-name="Consolas" fo:font-size="9pt" style:font-size-asian="9pt" style:font-size-complex="9pt"/>
    </style:style>
    <style:style style:name="P5" style:family="paragraph" style:parent-style-name="Preformatted_20_Text">
      <style:paragraph-properties fo:margin-top="0cm" fo:margin-bottom="0cm" fo:background-color="#ffffff">
        <style:background-image/>
      </style:paragraph-properties>
      <style:text-properties style:font-name="Consolas" fo:font-size="9pt" style:font-size-asian="9pt" style:font-size-complex="9pt"/>
    </style:style>
    <style:style style:name="P6" style:family="paragraph" style:parent-style-name="Preformatted_20_Text">
      <style:paragraph-properties fo:margin-top="0cm" fo:margin-bottom="0cm" fo:background-color="#ffffff">
        <style:background-image/>
      </style:paragraph-properties>
      <style:text-properties style:font-name="Consolas" fo:font-size="9pt" fo:font-style="normal" style:font-size-asian="9pt" style:font-style-asian="normal" style:font-size-complex="9pt" style:font-style-complex="normal"/>
    </style:style>
    <style:style style:name="P7" style:family="paragraph" style:parent-style-name="Preformatted_20_Text">
      <style:paragraph-properties fo:margin-top="0cm" fo:margin-bottom="0cm" fo:background-color="#ffffff">
        <style:background-image/>
      </style:paragraph-properties>
      <style:text-properties style:font-name="Consolas" fo:font-size="9pt" fo:font-style="normal" fo:font-weight="bold" style:font-size-asian="9pt" style:font-style-asian="normal" style:font-weight-asian="bold" style:font-size-complex="9pt" style:font-style-complex="normal" style:font-weight-complex="bold"/>
    </style:style>
    <style:style style:name="P8" style:family="paragraph" style:parent-style-name="Preformatted_20_Text">
      <style:paragraph-properties fo:margin-top="0cm" fo:margin-bottom="0cm" fo:background-color="#ffffff">
        <style:background-image/>
      </style:paragraph-properties>
      <style:text-properties style:font-name="Consolas" fo:font-size="9pt" fo:font-style="italic" style:font-size-asian="9pt" style:font-style-asian="italic" style:font-size-complex="9pt" style:font-style-complex="italic"/>
    </style:style>
    <style:style style:name="P9" style:family="paragraph" style:parent-style-name="Preformatted_20_Text">
      <style:paragraph-properties fo:margin-top="0cm" fo:margin-bottom="0cm" fo:background-color="#ffffff">
        <style:background-image/>
      </style:paragraph-properties>
      <style:text-properties fo:color="#000000" style:font-name="Consolas" fo:font-size="9pt" style:font-size-asian="9pt" style:font-size-complex="9pt"/>
    </style:style>
    <style:style style:name="P10" style:family="paragraph" style:parent-style-name="Standard">
      <style:paragraph-properties fo:margin-left="1.251cm" fo:margin-right="0cm" fo:text-indent="0cm" style:auto-text-indent="false"/>
      <style:text-properties style:font-name="Consolas" fo:font-size="9pt" style:font-size-asian="9pt" style:font-size-complex="9pt"/>
    </style:style>
    <style:style style:name="P11" style:family="paragraph" style:parent-style-name="Standard">
      <style:paragraph-properties fo:margin-left="1.251cm" fo:margin-right="0cm" fo:text-indent="0cm" style:auto-text-indent="false"/>
      <style:text-properties style:font-name="Consolas" fo:font-size="9pt" fo:font-weight="bold" style:font-size-asian="9pt" style:font-weight-asian="bold" style:font-size-complex="9pt" style:font-weight-complex="bold"/>
    </style:style>
    <style:style style:name="P12" style:family="paragraph" style:parent-style-name="Preformatted_20_Text">
      <style:text-properties fo:color="#000000" style:font-name="Consolas1" fo:font-size="8.30000019073486pt" style:font-size-asian="9pt" style:font-size-complex="9pt"/>
    </style:style>
    <style:style style:name="P13" style:family="paragraph" style:parent-style-name="Preformatted_20_Text">
      <style:paragraph-properties fo:margin-top="0cm" fo:margin-bottom="0.499cm" fo:background-color="#ffffff">
        <style:background-image/>
      </style:paragraph-properties>
      <style:text-properties fo:color="#000000" style:font-name="Consolas1" fo:font-size="8.30000019073486pt"/>
    </style:style>
    <style:style style:name="P14" style:family="paragraph" style:parent-style-name="Preformatted_20_Text">
      <style:paragraph-properties fo:background-color="#ffffff">
        <style:background-image/>
      </style:paragraph-properties>
      <style:text-properties fo:color="#000000"/>
    </style:style>
    <style:style style:name="P15" style:family="paragraph" style:parent-style-name="Preformatted_20_Text">
      <style:paragraph-properties fo:background-color="#ffffff">
        <style:background-image/>
      </style:paragraph-properties>
      <style:text-properties fo:color="#000000" style:font-name="Consolas1" fo:font-size="8.30000019073486pt"/>
    </style:style>
    <style:style style:name="P16" style:family="paragraph" style:parent-style-name="Preformatted_20_Text">
      <style:paragraph-properties fo:background-color="#ffffff">
        <style:background-image/>
      </style:paragraph-properties>
      <style:text-properties fo:color="#808080"/>
    </style:style>
    <style:style style:name="P17" style:family="paragraph" style:parent-style-name="Standard">
      <style:text-properties style:font-name="Consolas"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fo:font-weight="bold"/>
    </style:style>
    <style:style style:name="T5" style:family="text">
      <style:text-properties fo:color="#008000" style:font-name="Consolas1" fo:font-size="8.30000019073486pt" fo:font-weight="bold"/>
    </style:style>
    <style:style style:name="T6" style:family="text">
      <style:text-properties fo:color="#000000"/>
    </style:style>
    <style:style style:name="T7" style:family="text">
      <style:text-properties fo:color="#000000" fo:font-style="italic"/>
    </style:style>
    <style:style style:name="T8" style:family="text">
      <style:text-properties fo:color="#000000" fo:font-style="italic" fo:font-weight="normal" style:font-style-asian="italic" style:font-weight-asian="normal" style:font-style-complex="italic" style:font-weight-complex="normal"/>
    </style:style>
    <style:style style:name="T9" style:family="text">
      <style:text-properties fo:color="#000000" fo:font-style="italic" style:font-style-asian="italic" style:font-style-complex="italic"/>
    </style:style>
    <style:style style:name="T10" style:family="text">
      <style:text-properties fo:color="#000000" fo:font-style="normal" style:font-style-asian="normal" style:font-style-complex="normal"/>
    </style:style>
    <style:style style:name="T11" style:family="text">
      <style:text-properties fo:color="#000000" style:font-name="Consolas1" fo:font-size="8.30000019073486pt"/>
    </style:style>
    <style:style style:name="T12" style:family="text">
      <style:text-properties style:font-name="Consolas" fo:font-size="9pt" style:font-size-asian="9pt" style:font-size-complex="9pt"/>
    </style:style>
    <style:style style:name="T13" style:family="text">
      <style:text-properties fo:color="#000080" fo:font-weight="bold"/>
    </style:style>
    <style:style style:name="T14" style:family="text">
      <style:text-properties fo:color="#000080" style:font-name="Consolas1" fo:font-size="8.30000019073486pt" fo:font-weight="bold"/>
    </style:style>
    <style:style style:name="T15" style:family="text">
      <style:text-properties style:font-size-asian="9pt" style:font-size-complex="9pt"/>
    </style:style>
    <style:style style:name="T16" style:family="text">
      <style:text-properties fo:color="#800000"/>
    </style:style>
    <style:style style:name="T17" style:family="text">
      <style:text-properties fo:color="#800000" fo:font-weight="bold" style:font-weight-asian="bold" style:font-weight-complex="bold"/>
    </style:style>
    <style:style style:name="T18" style:family="text">
      <style:text-properties fo:color="#800000" style:font-name="Consolas1" fo:font-size="8.30000019073486pt" fo:font-weight="bold" style:font-weight-asian="bold" style:font-weight-complex="bold"/>
    </style:style>
    <style:style style:name="T19" style:family="text">
      <style:text-properties fo:color="#800000" style:font-name="Consolas1" fo:font-size="8.30000019073486pt" fo:font-style="italic"/>
    </style:style>
    <style:style style:name="T20" style:family="text">
      <style:text-properties fo:color="#800000" style:font-name="Consolas1" fo:font-size="8.30000019073486pt" fo:font-style="italic" fo:font-weight="bold" style:font-weight-asian="bold" style:font-weight-complex="bold"/>
    </style:style>
    <style:style style:name="T21" style:family="text">
      <style:text-properties style:font-name="Consolas1" fo:font-size="8.30000019073486pt"/>
    </style:style>
    <style:style style:name="T22" style:family="text">
      <style:text-properties style:font-name="Consolas1" fo:font-size="8.30000019073486pt" fo:font-style="italic"/>
    </style:style>
    <style:style style:name="T23" style:family="text">
      <style:text-properties fo:color="#808080"/>
    </style:style>
    <style:style style:name="T24" style:family="text">
      <style:text-properties fo:color="#808080" style:font-name="Consolas1" fo:font-size="8.30000019073486pt" fo:font-style="italic"/>
    </style:style>
    <style:style style:name="T25" style:family="text">
      <style:text-properties fo:color="#660e7a" style:font-name="Consolas1" fo:font-size="8.30000019073486pt" fo:font-style="italic"/>
    </style:style>
    <style:style style:name="T26" style:family="text">
      <style:text-properties fo:color="#660e7a" style:font-name="Consolas1" fo:font-size="8.30000019073486pt" fo:font-style="italic" fo:font-weight="bold"/>
    </style:style>
    <style:style style:name="T27" style:family="text">
      <style:text-properties fo:color="#0000ff" style:font-name="Consolas1" fo:font-size="8.3000001907348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 notes - general </text:p>
      <text:p text:style-name="P2"/>
      <text:p text:style-name="P2">volatile keyword: what is it and what is it used for?</text:p>
      <text:p text:style-name="P2"><text:s text:c="2"/>-see https://stackoverflow.com/questions/106591/what-is-the-volatile-keyword-useful-for</text:p>
      <text:p text:style-name="P2"><text:s text:c="2"/>-also https://www.ibm.com/developerworks/java/library/j-jtp06197/ by goetz</text:p>
      <text:p text:style-name="P2"><text:s text:c="2"/>-gist of it: it's used to ensure a variable is not cached and instead is written and read from main memory; therefore multithread access to a volatile variable always sees the latest updated version; a thread reading v will see v only after another thread writing v has completed the write, and it will see that written variable. <text:s/>Good to use for boolean status flag controlling a thread state.</text:p>
      <text:p text:style-name="P2"><text:s text:c="2"/>-“… the volatile modifier guarantees that any thread that reads a field will see the most recently written value.” - Josh Bloch</text:p>
      <text:p text:style-name="Standard"><text:span text:style-name="T12"><text:s text:c="2"/>-Goetz: </text:span><text:span text:style-name="T1">"Volatile variables share the visibility features of </text:span><text:span text:style-name="Source_20_Text"><text:span text:style-name="T1">synchronized</text:span></text:span><text:span text:style-name="T1"> [ensuring that changes made to shared data prior to releasing a lock are made visible to another thread that subsequently acquires that lock], but none of the atomicity features [only one thread at a time may hold a given lock, and this property can be used to implement protocols for </text:span><text:span text:style-name="T2">coordinating access to shared data </text:span><text:span text:style-name="T1">such that only one thread at a time will be using the shared data]. This means that threads will automatically see the most up-to-date value for volatile variables. They can be used to provide thread safety, but only in a very restricted set of cases: those that do not impose constraints between multiple variables or between a variable's current value and its future values. So volatile alone is not strong enough to implement a counter, a mutex, or any class that has invariants that relate multiple variables (such as "start &lt;=end"). "</text:span></text:p>
      <text:p text:style-name="P2"><text:s text:c="2"/>-volatile and final cannot appear together</text:p>
      <text:p text:style-name="P2"><text:s text:c="2"/>-The volatile keyword ensures that <text:span text:style-name="T2">when a thread writes to a volatile shared field variable, the JVM modifies the main-memory copy</text:span>, not the thread's working-memory copy. Similarly, [the volatile keyword ensures that] <text:span text:style-name="T2">the JVM ensures that a thread always reads from the main-memory copy</text:span>.</text:p>
      <text:p text:style-name="P2"><text:s text:c="2"/>-The visibility problem does not occur when threads use <text:span text:style-name="T2">synchronization to access shared field variables</text:span>. <text:span text:style-name="T1">When a </text:span><text:span text:style-name="T2">thread acquires a lock</text:span><text:span text:style-name="T1">, the thread's working-memory copies of shared field variables </text:span><text:span text:style-name="T2">reload from their main-memory</text:span><text:span text:style-name="T1"> counterparts</text:span>. Similarly, when a <text:span text:style-name="T3">thread releases a lock</text:span>, the <text:span text:style-name="T3">working-memory copies flush back to the main-memory</text:span> shared field variables.</text:p>
      <text:p text:style-name="P2"><text:s text:c="2"/>-To ensure that a read/write operation (outside a synchronized context) on either a long-integer shared field variable or a double-precision floating-point shared field variable succeeds, prefix the shared field variable's declaration with keyword volatile</text:p>
      <text:p text:style-name="P2"><text:s text:c="2"/>-New developers sometimes think volatility replaces synchronization. Although volatility, through keyword volatile, lets you assign values to long-integer or double-precision floating-point shared field variables outside a synchronized context, <text:span text:style-name="T2">volatility cannot replace synchronization. Synchronization lets you group several operations into an indivisible unit, which you cannot do with volatility</text:span>. However, because volatility is faster than synchronization, use volatility in situations where multiple threads must communicate via <text:span text:style-name="T2">a single shared field variable</text:span>.</text:p>
      <text:p text:style-name="P2"/>
      <text:p text:style-name="P2">Thread-local variables:</text:p>
      <text:p text:style-name="P2"><text:s text:c="2"/>-ThreadLocal variables are objects that store values on a per-thread basis.</text:p>
      <text:p text:style-name="P2"><text:s text:c="2"/>-Each ThreadLocal object maintains a separate value (such as a user ID) for each thread that accesses the object. </text:p>
      <text:p text:style-name="P2"><text:s text:c="2"/>-ThreadLocal has three methods:</text:p>
      <text:p text:style-name="P2"><text:s text:c="4"/><text:span text:style-name="T1">Object get()</text:span>: Returns the calling thread's value from the thread-local variable. Because this method is thread-safe, you can call get() from outside a synchronized context.</text:p>
      <text:p text:style-name="P2"><text:s text:c="4"/><text:span text:style-name="T1">Object initialValue ()</text:span>: Returns the calling thread's initial value from the thread-local variable. Each thread's first call to either get() or set(Object value) results in an indirect call to initialValue() to initialize that thread's value in the thread-local variable. Because ThreadLocal's default implementation of initialValue() returns null, you must subclass ThreadLocal and override this method to return a nonnull initial value.</text:p>
      <text:p text:style-name="P2"><text:s text:c="4"/><text:span text:style-name="T1">void set (Object value)</text:span>: Sets the current thread's value in the thread-local variable to value. Use this method to replace the value that initialValue() returns.</text:p>
      <text:p text:style-name="P12"><text:span text:style-name="T13">package </text:span>com.app;</text:p>
      <text:p text:style-name="P15"><text:span text:style-name="T13">class </text:span>ThreadLocalDemo1</text:p>
      <text:p text:style-name="P15">{</text:p>
      <text:p text:style-name="P14"><text:s text:c="3"/><text:span text:style-name="T14">public static void </text:span><text:span text:style-name="T21">main (String [] args)</text:span></text:p>
      <text:p text:style-name="P14"><text:s text:c="3"/><text:span text:style-name="T21">{</text:span></text:p>
      <text:p text:style-name="P14"><text:s text:c="6"/><text:span text:style-name="T21">MyThread mt1 = </text:span><text:span text:style-name="T14">new </text:span><text:span text:style-name="T21">MyThread (</text:span><text:span text:style-name="T5">"A"</text:span><text:span text:style-name="T21">);</text:span></text:p>
      <text:p text:style-name="P14"><text:s text:c="6"/><text:span text:style-name="T21">MyThread mt2 = </text:span><text:span text:style-name="T14">new </text:span><text:span text:style-name="T21">MyThread (</text:span><text:span text:style-name="T5">"B"</text:span><text:span text:style-name="T21">);</text:span></text:p>
      <text:p text:style-name="P14"><text:s text:c="6"/><text:span text:style-name="T21">MyThread mt3 = </text:span><text:span text:style-name="T14">new </text:span><text:span text:style-name="T21">MyThread (</text:span><text:span text:style-name="T5">"C"</text:span><text:span text:style-name="T21">);</text:span></text:p>
      <text:p text:style-name="P14"><text:s text:c="6"/><text:span text:style-name="T21">mt1.start ();</text:span></text:p>
      <text:p text:style-name="P14"><text:soft-page-break/><text:s text:c="6"/><text:span text:style-name="T21">mt2.start ();</text:span></text:p>
      <text:p text:style-name="P14"><text:s text:c="6"/><text:span text:style-name="T21">mt3.start ();</text:span></text:p>
      <text:p text:style-name="P14"><text:s text:c="3"/><text:span text:style-name="T21">}</text:span></text:p>
      <text:p text:style-name="P15">}</text:p>
      <text:p text:style-name="P15"><text:span text:style-name="T13">class </text:span>MyThread <text:span text:style-name="T13">extends </text:span>Thread</text:p>
      <text:p text:style-name="P15">{</text:p>
      <text:p text:style-name="P14"><text:s text:c="3"/><text:span text:style-name="T24">/*</text:span></text:p>
      <text:p text:style-name="P16"><text:s text:c="3"/><text:span text:style-name="T22">Note: </text:span><text:span text:style-name="T19">To allow multiple threads access to the same ThreadLocal object, </text:span><text:span text:style-name="T20">ThreadLocalDemo1 uses the static keyword</text:span><text:span text:style-name="T22">. </text:span></text:p>
      <text:p text:style-name="P16"><text:s text:c="9"/><text:span text:style-name="T22">Without that keyword, each thread accesses its own ThreadLocal object, with each object containing only a value </text:span></text:p>
      <text:p text:style-name="P16"><text:s text:c="9"/><text:span text:style-name="T22">for one thread, not a separate value for each thread. Because thread-local variables store values on a per-thread</text:span></text:p>
      <text:p text:style-name="P16"><text:s text:c="9"/><text:span text:style-name="T22">basis, failing to use static in a thread-local variable declaration serves little purpose.</text:span></text:p>
      <text:p text:style-name="P16"><text:s text:c="4"/><text:span text:style-name="T22">*/</text:span></text:p>
      <text:p text:style-name="P14"><text:span text:style-name="T23"><text:s text:c="3"/></text:span><text:span text:style-name="T14">private </text:span><text:span text:style-name="T18">static ThreadLocal</text:span><text:span text:style-name="T21"> </text:span><text:span text:style-name="T25">tl </text:span><text:span text:style-name="T21">=</text:span></text:p>
      <text:p text:style-name="P14"><text:s text:c="6"/><text:span text:style-name="T14">new </text:span><text:span text:style-name="T21">ThreadLocal ()</text:span></text:p>
      <text:p text:style-name="P14"><text:s text:c="10"/><text:span text:style-name="T21">{</text:span></text:p>
      <text:p text:style-name="P14"><text:s text:c="13"/><text:span text:style-name="T14">protected synchronized </text:span><text:span text:style-name="T21">Object initialValue ()</text:span></text:p>
      <text:p text:style-name="P14"><text:s text:c="13"/><text:span text:style-name="T21">{</text:span></text:p>
      <text:p text:style-name="P14"><text:s text:c="16"/><text:span text:style-name="T14">return </text:span><text:span text:style-name="T21">Integer.</text:span><text:span text:style-name="T22">valueOf</text:span><text:span text:style-name="T21">(</text:span><text:span text:style-name="T25">sernum</text:span><text:span text:style-name="T21">++);</text:span></text:p>
      <text:p text:style-name="P14"><text:s text:c="13"/><text:span text:style-name="T21">}</text:span></text:p>
      <text:p text:style-name="P14"><text:s text:c="10"/><text:span text:style-name="T21">};</text:span></text:p>
      <text:p text:style-name="P14"><text:s text:c="3"/><text:span text:style-name="T14">private static int </text:span><text:span text:style-name="T25">sernum </text:span><text:span text:style-name="T21">= </text:span><text:span text:style-name="T27">100</text:span><text:span text:style-name="T21">;</text:span></text:p>
      <text:p text:style-name="P14"><text:s text:c="3"/><text:span text:style-name="T21">MyThread (String name)</text:span></text:p>
      <text:p text:style-name="P14"><text:s text:c="3"/><text:span text:style-name="T21">{</text:span></text:p>
      <text:p text:style-name="P14"><text:s text:c="6"/><text:span text:style-name="T14">super </text:span><text:span text:style-name="T21">(name);</text:span></text:p>
      <text:p text:style-name="P14"><text:s text:c="3"/><text:span text:style-name="T21">}</text:span></text:p>
      <text:p text:style-name="P14"><text:s text:c="3"/><text:span text:style-name="T14">public void </text:span><text:span text:style-name="T21">run ()</text:span></text:p>
      <text:p text:style-name="P14"><text:s text:c="3"/><text:span text:style-name="T21">{</text:span></text:p>
      <text:p text:style-name="P14"><text:s text:c="6"/><text:span text:style-name="T14">for </text:span><text:span text:style-name="T21">(</text:span><text:span text:style-name="T14">int </text:span><text:span text:style-name="T21">i = </text:span><text:span text:style-name="T27">0</text:span><text:span text:style-name="T21">; i &lt; </text:span><text:span text:style-name="T27">10</text:span><text:span text:style-name="T21">; i++)</text:span></text:p>
      <text:p text:style-name="P14"><text:s text:c="11"/><text:span text:style-name="T21">System.</text:span><text:span text:style-name="T26">out</text:span><text:span text:style-name="T21">.println (getName () + </text:span><text:span text:style-name="T5">" " </text:span><text:span text:style-name="T21">+ </text:span><text:span text:style-name="T25">tl</text:span><text:span text:style-name="T21">.get ());</text:span></text:p>
      <text:p text:style-name="P14"><text:s text:c="3"/><text:span text:style-name="T21">}</text:span></text:p>
      <text:p text:style-name="P13">}</text:p>
      <text:p text:style-name="P2"><text:s text:c="4"/>-An alternative to overriding ThreadLocal's initialValue() method is calling that class's set(Object value) method to provide an initial value:</text:p>
      <text:p text:style-name="P12"><text:span text:style-name="T13">class </text:span>MyThread2 <text:span text:style-name="T13">extends </text:span>Thread</text:p>
      <text:p text:style-name="P15">{</text:p>
      <text:p text:style-name="P14"><text:s text:c="3"/><text:span text:style-name="T14">private static </text:span><text:span text:style-name="T21">ThreadLocal </text:span><text:span text:style-name="T25">tl </text:span><text:span text:style-name="T21">= </text:span><text:span text:style-name="T14">new </text:span><text:span text:style-name="T21">ThreadLocal ();</text:span></text:p>
      <text:p text:style-name="P14"><text:s text:c="3"/><text:span text:style-name="T14">private static int </text:span><text:span text:style-name="T25">sernum </text:span><text:span text:style-name="T21">= </text:span><text:span text:style-name="T27">100</text:span><text:span text:style-name="T21">;</text:span></text:p>
      <text:p text:style-name="P14"><text:s text:c="3"/><text:span text:style-name="T21">MyThread2 (String name)</text:span></text:p>
      <text:p text:style-name="P14"><text:s text:c="3"/><text:span text:style-name="T21">{</text:span></text:p>
      <text:p text:style-name="P14"><text:s text:c="6"/><text:span text:style-name="T14">super </text:span><text:span text:style-name="T21">(name);</text:span></text:p>
      <text:p text:style-name="P14"><text:s text:c="3"/><text:span text:style-name="T21">}</text:span></text:p>
      <text:p text:style-name="P14"><text:s text:c="3"/><text:span text:style-name="T14">public void </text:span><text:span text:style-name="T21">run ()</text:span></text:p>
      <text:p text:style-name="P14"><text:s text:c="3"/><text:span text:style-name="T21">{</text:span></text:p>
      <text:p text:style-name="P14"><text:s text:c="6"/><text:span text:style-name="T14">synchronized </text:span><text:span text:style-name="T21">(</text:span><text:span text:style-name="T5">"A"</text:span><text:span text:style-name="T21">)</text:span></text:p>
      <text:p text:style-name="P14"><text:s text:c="6"/><text:span text:style-name="T21">{</text:span></text:p>
      <text:p text:style-name="P14"><text:s text:c="9"/><text:span text:style-name="T25">tl</text:span><text:span text:style-name="T21">.set (</text:span><text:span text:style-name="T5">"" </text:span><text:span text:style-name="T21">+ </text:span><text:span text:style-name="T25">sernum</text:span><text:span text:style-name="T21">++);</text:span></text:p>
      <text:p text:style-name="P14"><text:s text:c="6"/><text:span text:style-name="T21">}</text:span></text:p>
      <text:p text:style-name="P14"><text:s text:c="6"/><text:span text:style-name="T14">for </text:span><text:span text:style-name="T21">(</text:span><text:span text:style-name="T14">int </text:span><text:span text:style-name="T21">i = </text:span><text:span text:style-name="T27">0</text:span><text:span text:style-name="T21">; i &lt; </text:span><text:span text:style-name="T27">10</text:span><text:span text:style-name="T21">; i++)</text:span></text:p>
      <text:p text:style-name="P14"><text:soft-page-break/><text:s text:c="9"/><text:span text:style-name="T21">System.</text:span><text:span text:style-name="T26">out</text:span><text:span text:style-name="T21">.println (getName () + </text:span><text:span text:style-name="T5">" " </text:span><text:span text:style-name="T21">+ </text:span><text:span text:style-name="T25">tl</text:span><text:span text:style-name="T21">.get ());</text:span></text:p>
      <text:p text:style-name="P14"><text:s text:c="3"/><text:span text:style-name="T21">}</text:span></text:p>
      <text:p text:style-name="P13">}</text:p>
      <text:p text:style-name="P2"><text:s text:c="3"/>-Inheritance and thread-local variables. </text:p>
      <text:p text:style-name="P2"><text:s text:c="4"/>A child cannot inherit a parent's thread-local values that the parent thread establishes via the ThreadLocal class. However, a parent can use java.lang.InheritableThreadLocal (which extends ThreadLocal) to pass the values of inheritable thread-local variables to a child.</text:p>
      <text:p text:style-name="P2">atomicity of writes of double and float (not Double and Float):</text:p>
      <text:p text:style-name="P2"><text:s text:c="2"/>-JLS: Non-atomic Treatment of double and long</text:p>
      <text:p text:style-name="P2"><text:s text:c="8"/>...a single write to a non-volatile long or double value is treated as two separate writes: one to each 32-bit half. This can result in a situation where a thread sees the first 32 bits of a 64-bit value from one write, and the second 32 bits from another write.</text:p>
      <text:p text:style-name="P2"><text:s text:c="8"/>Writes and reads of <text:span text:style-name="T1">volatile</text:span> long and double values are always atomic.</text:p>
      <text:p text:style-name="P2"><text:s text:c="8"/>Writes to and reads of <text:span text:style-name="T1">references</text:span> are always atomic, regardless of whether they are implemented as 32-bit or 64-bit values. </text:p>
      <text:p text:style-name="P2"/>
      <text:p text:style-name="P2">synchronized keyword:</text:p>
      <text:p text:style-name="P2"><text:s text:c="2"/>-Static methods and static blocks are synchronized on the class. Instance methods and instance blocks are synchronized on the instance of the class i.e. an object of the class. Static synchronized methods and instance synchronized methods don’t affect each other because they are synchronized on two different things. </text:p>
      <text:p text:style-name="P2"><text:s text:c="2"/>-When you need to determine if a thread holds a given object's associated lock, call Thread's static boolean holdsLock(Object o) method</text:p>
      <text:p text:style-name="P2"><text:s text:c="2"/>-synchronized block:</text:p>
      <text:p text:style-name="P2"><text:s text:c="5"/>-a sync block must synchronize either ON AN OBJECT eg:</text:p>
      <text:p text:style-name="P2"><text:tab/> synchronized(someObject){ ...do stuff ... }</text:p>
      <text:p text:style-name="P2"><text:s text:c="5"/>-..OR ON A .class eg</text:p>
      <text:p text:style-name="P2"><text:tab/> synchronized(MyClass.class){ ...do stuff ... }</text:p>
      <text:p text:style-name="P2"><text:s text:c="5"/>-in NEITHER case can the kw static precede synchronized - this is illegal</text:p>
      <text:p text:style-name="P2"><text:s text:c="2"/>-static vs instance synchronization:</text:p>
      <text:p text:style-name="P2"><text:s text:c="5"/>In general, synchronized methods are used to protect access to resources that are accessed concurrently. <text:span text:style-name="T1">When a resource that is being accessed concurrently belongs to each instance of your class, you use a synchronized instance method; when the resource belongs to all instances (i.e. when it is in a static variable) then you use a synchronized static method to access it</text:span>.</text:p>
      <text:p text:style-name="P2"><text:s text:c="2"/>-synchronized methods:</text:p>
      <text:p text:style-name="P2"><text:s text:c="5"/>-can be static or non-static eg</text:p>
      <text:p text:style-name="P1"><text:span text:style-name="T15"><text:s text:c="9"/></text:span><text:span text:style-name="T14">static synchronized void </text:span><text:span text:style-name="T11">foo(){ ... }</text:span></text:p>
      <text:p text:style-name="P1"><text:span text:style-name="T14"><text:s text:c="10"/>synchronized void bar</text:span><text:span text:style-name="T11">(){ ... }</text:span></text:p>
      <text:p text:style-name="P2"><text:s text:c="2"/>-Nowadays, Java has more powerful concurrency features, in java.util.concurrent and its subpackages, but the core Java 1.0 constructs such as synchronized methods are still valid and usable.</text:p>
      <text:p text:style-name="P2"><text:s text:c="2"/>-Note, there is a time cost associated with lock acquisition and release. In other words, it takes time for a thread to acquire or release a lock. When acquiring/releasing a lock in a loop, individual time costs add up, which can degrade performance.</text:p>
      <text:p text:style-name="P2"><text:s text:c="2"/>-Thread states: initial, runnable, blocked, terminating</text:p>
      <text:p text:style-name="P2"/>
      <text:p text:style-name="P2">wait/notify:</text:p>
      <text:p text:style-name="P10">// Condition variable initialized to false to indicate condition has not occurred.</text:p>
      <text:p text:style-name="P10">boolean conditionVar = false;</text:p>
      <text:p text:style-name="P10">// Object whose lock threads synchronize on.</text:p>
      <text:p text:style-name="P10">Object lockObject = new Object ();</text:p>
      <text:p text:style-name="P10">// Thread A waiting for condition to occur...</text:p>
      <text:p text:style-name="P11">synchronized (<text:span text:style-name="T16">lockObject</text:span>)</text:p>
      <text:p text:style-name="P10">{</text:p>
      <text:p text:style-name="P10"><text:s text:c="3"/><text:span text:style-name="T3">while (!conditionVar)</text:span></text:p>
      <text:p text:style-name="P10"><text:s text:c="6"/>try</text:p>
      <text:p text:style-name="P10"><text:s text:c="6"/>{</text:p>
      <text:p text:style-name="P10"><text:soft-page-break/><text:s text:c="9"/><text:span text:style-name="T17">lockObject</text:span><text:span text:style-name="T3">.wait ();</text:span></text:p>
      <text:p text:style-name="P10"><text:s text:c="6"/>}</text:p>
      <text:p text:style-name="P10"><text:s text:c="6"/>catch (InterruptedException e) {}</text:p>
      <text:p text:style-name="P10">}</text:p>
      <text:p text:style-name="P10"/>
      <text:p text:style-name="P10"/>
      <text:p text:style-name="P10">// ... <text:span text:style-name="T3">some other method</text:span></text:p>
      <text:p text:style-name="P10">// Thread B notifying waiting thread that condition has now occurred...</text:p>
      <text:p text:style-name="P10">synchronized (<text:span text:style-name="T3">lockObject</text:span>)</text:p>
      <text:p text:style-name="P10">{</text:p>
      <text:p text:style-name="P10"><text:s text:c="3"/><text:span text:style-name="T3">conditionVar = true;</text:span></text:p>
      <text:p text:style-name="P11"><text:s text:c="3"/><text:span text:style-name="T16">lockObject</text:span>.notify ();</text:p>
      <text:p text:style-name="P10">} </text:p>
      <text:p text:style-name="P10"/>
      <text:p text:style-name="P10"/>
      <text:p text:style-name="P2">Thread interruption:</text:p>
      <text:p text:style-name="P2"><text:s text:c="2"/>-interrupt() (instance method) sets the Boolean flag in a thread object and (static method) interrupted()/isInterrupted() returns that flag's state</text:p>
      <text:p text:style-name="P2"><text:s text:c="2"/>-When a call is made to interrupt(), that method either allows a waiting/sleeping thread to resume execution via a thrown exception object or sets a Boolean flag to true (somewhere in the appropriate thread object) to indicate that an executing thread has been interrupted. The method sets the flag only if the thread is neither waiting nor sleeping</text:p>
      <text:p text:style-name="P2"/>
      <text:p text:style-name="P2">Thread groups:</text:p>
      <text:p text:style-name="P2"><text:s text:c="2"/>-To simplify thread management, programs organize their threads with thread groups</text:p>
      <text:p text:style-name="P2"><text:s text:c="2"/>-You can use ThreadGroup's activeCount and enumerate(Thread [] thdarray) methods to enumerate all program threads. First, you find the system thread group. Then you call ThreadGroup's activeCount() method to retrieve an active thread count for array-sizing purposes. Next, you call ThreadGroup's enumerate(Thread [] thdarray) method to populate that array with Thread references</text:p>
      <text:p text:style-name="P2"/>
      <text:p text:style-name="P2"/>
      <text:p text:style-name="P2"/>
      <text:p text:style-name="P2">join keyword:</text:p>
      <text:p text:style-name="P2"><text:s text:c="2"/>-t3.join() means: this thread should stop and not proceed until thread t3 has completed</text:p>
      <text:p text:style-name="P2"/>
      <text:p text:style-name="P2">yield keyword: </text:p>
      <text:p text:style-name="P2"><text:s text:c="2"/>-yield is a static method; it is "A hint to the scheduler that the current thread is willing to yield its current use of a processor."</text:p>
      <text:p text:style-name="P2"/>
      <text:p text:style-name="P2">Threads:</text:p>
      <text:p text:style-name="P2"><text:s text:c="2"/>-Unlike class and instance field variables, <text:span text:style-name="T1">threads cannot share local variables and parameters</text:span>. The reason: Local variables and parameters allocate on a thread's method-call stack. As a result, each thread receives its own copy of those variables. In contrast, <text:span text:style-name="T1">threads can share class fields and instance fields</text:span> because those variables do not allocate on a thread's method-call stack. Instead, <text:span text:style-name="T1">they allocate in shared heap memory</text:span>—as part of classes (class fields) or objects (instance fields).</text:p>
      <text:p text:style-name="P2"/>
      <text:p text:style-name="P2"/>
      <text:p text:style-name="P2"/>
      <text:p text:style-name="P2">Lazy evaluation:</text:p>
      <text:p text:style-name="P3"><text:s text:c="2"/>-note that Optional.orElse(T) will evaluate (execute) whatever method is passed as argument to orElse REGARDLESS of whether the optional is empty. E.g.:</text:p>
      <text:p text:style-name="P3"><text:tab/><text:span text:style-name="T6">opt = Optional.</text:span><text:span text:style-name="T7">of</text:span><text:span text:style-name="T6">(</text:span><text:span text:style-name="T4">"bar!"</text:span><text:span text:style-name="T6">);</text:span></text:p>
      <text:p text:style-name="P4"><text:s text:c="8"/>System.out.println("y: " + opt.orElse(getString(foo))); //getString WILL get called REGARDLESS of the fact that opt is NOT empty!</text:p>
      <text:p text:style-name="P4"><text:s text:c="2"/>-replace with orElseGet:</text:p>
      <text:p text:style-name="P3"><text:span text:style-name="T6"><text:s text:c="8"/>System.out.println("z: " + opt.</text:span><text:span text:style-name="T8">orElseGet(()-&gt;getString(foo)))</text:span><text:span text:style-name="T6">;</text:span></text:p>
      <text:p text:style-name="P9"><text:s text:c="2"/>-for details of how to memoize lazy evaluation see https://4comprehension.com/leveraging-lambda-expressions-for-lazy-evaluation-in-java/</text:p>
      <text:p text:style-name="P9"/>
      <text:p text:style-name="P9"><text:soft-page-break/>Testing/verifying contents of collections using AssertJ:</text:p>
      <text:p text:style-name="P9"><text:s text:c="2"/>-you have a number of useful methods to do this - see https://dzone.com/articles/assertj-and-collections-introduction</text:p>
      <text:p text:style-name="P5"><text:span text:style-name="T6"><text:s text:c="5"/>assertThat(myCollection).</text:span><text:span text:style-name="T9">containsExactly</text:span><text:span text:style-name="T6">(direwolf, werewolf);//Collection Contains All the Elements I Am Interested in, in a Given Order</text:span></text:p>
      <text:p text:style-name="P5"><text:span text:style-name="T6"><text:s text:c="5"/>assertThat(beasts).</text:span><text:span text:style-name="T9">containsExactlyInAnyOrder</text:span><text:span text:style-name="T6">(direwolf, werewolf);//Collection Contains All the Elements I Am Interested in, No Matter the Order</text:span></text:p>
      <text:p text:style-name="P5"><text:span text:style-name="T6"><text:s text:c="3"/>There is also </text:span><text:span text:style-name="T9">containsOnlyOnce, </text:span><text:span text:style-name="T10">and the </text:span><text:span text:style-name="T9">extracting</text:span><text:span text:style-name="T10"> method which is cool for extracting properties of elements eg</text:span></text:p>
      <text:p text:style-name="P5"><text:s text:c="5"/>assertThat(beasts).<text:span text:style-name="T1">extracting</text:span>(Monster::getName) </text:p>
      <text:p text:style-name="P5"><text:s text:c="23"/>.<text:span text:style-name="T1">containsExactly</text:span>("Direwolf", "Werewolf");</text:p>
      <text:p text:style-name="P5"><text:s text:c="3"/>Note that containsExactly etc takes a vararg, not an object (e.g. not a List). <text:s/>To compare with a List use <text:span text:style-name="T1">containsOnlyElementsOf(expectedList)</text:span></text:p>
      <text:p text:style-name="P6"/>
      <text:p text:style-name="P6">Testing: benefit of assertThat over other asserts (e.g. assertEqual):</text:p>
      <text:p text:style-name="P6"><text:s text:c="2"/>-see https://dzone.com/articles/the-benefit-of-using-assertthat-over-other-assert</text:p>
      <text:p text:style-name="P6"><text:s text:c="6"/><text:span text:style-name="T1">The latest JUnit4.4 release notes indicate that it's better to use AssertThat over other Assert methods.</text:span> </text:p>
      <text:p text:style-name="P6"><text:s text:c="5"/>-Readability: compare</text:p>
      <text:p text:style-name="P6"><text:s text:c="8"/>assertEquals(100, actual);</text:p>
      <text:p text:style-name="P6"><text:s text:c="6"/>vs</text:p>
      <text:p text:style-name="P6"><text:s text:c="8"/>assertThat(actual, equalTo(100));</text:p>
      <text:p text:style-name="P6"><text:s text:c="8"/>//OR</text:p>
      <text:p text:style-name="P6"><text:s text:c="8"/>assertThat(actual, is(equalTo(100)));</text:p>
      <text:p text:style-name="P6"><text:s text:c="8"/>//OR</text:p>
      <text:p text:style-name="P6"><text:s text:c="8"/>assertThat(actual, is(100));</text:p>
      <text:p text:style-name="P6"><text:s text:c="5"/>-Better/Detailed Failure Messages: compare:</text:p>
      <text:p text:style-name="P6"><text:s text:c="8"/>assertTrue("Number not between 1 and 3!", 1 &lt; 5 &amp;&amp; 5 &lt; 3);</text:p>
      <text:p text:style-name="P6"><text:s text:c="8"/>//java.lang.AssertionError: Number not between 1 and 3!</text:p>
      <text:p text:style-name="P6"><text:s text:c="6"/>vs</text:p>
      <text:p text:style-name="P6"><text:s text:c="8"/>import static org.hamcrest.Matchers.allOf;</text:p>
      <text:p text:style-name="P6"><text:s text:c="8"/>import static org.hamcrest.Matchers.greaterThan;</text:p>
      <text:p text:style-name="P6"><text:s text:c="8"/>import static org.hamcrest.Matchers.lessThan;</text:p>
      <text:p text:style-name="P6"><text:s text:c="8"/>import static org.junit.Assert.assertThat;</text:p>
      <text:p text:style-name="P6"><text:s text:c="8"/>assertThat(5 , allOf(greaterThan(1), lessThan(3)));</text:p>
      <text:p text:style-name="P6"><text:s text:c="8"/>//java.lang.AssertionError:</text:p>
      <text:p text:style-name="P7"><text:s text:c="8"/>Expected: (a value greater than &lt;1&gt; and a value less than &lt;3&gt;)</text:p>
      <text:p text:style-name="P7"><text:s text:c="13"/>but: a value less than &lt;3&gt; &lt;5&gt; was greater than &lt;3&gt;</text:p>
      <text:p text:style-name="P6"><text:s text:c="5"/>-Type Safety eg</text:p>
      <text:p text:style-name="P6"><text:s text:c="8"/>assertEquals("abc", 123); //Compiles but fails</text:p>
      <text:p text:style-name="P6"><text:s text:c="7"/>vs</text:p>
      <text:p text:style-name="P6"><text:s text:c="8"/>import static org.hamcrest.CoreMatchers.equalTo;</text:p>
      <text:p text:style-name="P6"><text:s text:c="8"/>import static org.junit.Assert.assertThat;</text:p>
      <text:p text:style-name="P6"><text:s text:c="8"/>assertThat(123, equalTo("abc")); //Does not even compiles</text:p>
      <text:p text:style-name="P6"/>
      <text:p text:style-name="P6"><text:s text:c="5"/>-Some AssertJ examples:</text:p>
      <text:p text:style-name="P6">// basic assertions</text:p>
      <text:p text:style-name="P6">assertThat(frodo.getName()).isEqualTo("Frodo");</text:p>
      <text:p text:style-name="P6">assertThat(frodo).isNotEqualTo(sauron);</text:p>
      <text:p text:style-name="P6">// chaining string specific assertions</text:p>
      <text:p text:style-name="P6">assertThat(frodo.getName()).startsWith("Fro")</text:p>
      <text:p text:style-name="P6"><text:s text:c="27"/>.endsWith("do")</text:p>
      <text:p text:style-name="P6"><text:s text:c="27"/>.isEqualToIgnoringCase("frodo");</text:p>
      <text:p text:style-name="P6"/>
      <text:p text:style-name="P6">// collection specific assertions (there are plenty more)</text:p>
      <text:p text:style-name="P6">// in the examples below fellowshipOfTheRing is a List&lt;TolkienCharacter&gt;</text:p>
      <text:p text:style-name="P6"/>
      <text:p text:style-name="P6"><text:soft-page-break/>assertThat(fellowshipOfTheRing).hasSize(9)</text:p>
      <text:p text:style-name="P6"><text:s text:c="31"/>.contains(frodo, sam)</text:p>
      <text:p text:style-name="P6"><text:s text:c="31"/>.doesNotContain(sauron);</text:p>
      <text:p text:style-name="P6"/>
      <text:p text:style-name="P6">// as() is used to describe the test and will be shown before the error message</text:p>
      <text:p text:style-name="P6">assertThat(frodo.getAge()).as("check %s's age", frodo.getName()).isEqualTo(33);</text:p>
      <text:p text:style-name="P6"/>
      <text:p text:style-name="P6"><text:s text:c="4"/>-See also a good article with many more examples and an example of creating a custom <text:span text:style-name="T3">Hamcrest</text:span> matcher at </text:p>
      <text:p text:style-name="P6">https://objectpartners.com/2013/09/18/the-benefits-of-using-assertthat-over-other-assert-methods-in-unit-tests/</text:p>
      <text:p text:style-name="P6"/>
      <text:p text:style-name="P6">Testing: Fluent assertions with AssertJ can help you write unit tests that make more sense in natural language, and provide clearer and more helpful results i.e. in particular error messages - see https://dzone.com/articles/writing-tests-like-a-novelist for comparison of Hamcrest and AssertJ's assertThat methods.</text:p>
      <text:p text:style-name="P6">Eg assertJ:</text:p>
      <text:p text:style-name="P8">assertThat(alphabet)</text:p>
      <text:p text:style-name="P8"><text:s text:c="7"/>.isNotNull()</text:p>
      <text:p text:style-name="P8"><text:s text:c="7"/>.containsIgnoringCase("A")</text:p>
      <text:p text:style-name="P8"><text:s text:c="7"/>.startsWith("abc")</text:p>
      <text:p text:style-name="P8"><text:s text:c="7"/>.endsWith("xyz"); </text:p>
      <text:p text:style-name="P6">And</text:p>
      <text:p text:style-name="P8">assertThat("abc").contains("A");</text:p>
      <text:p text:style-name="P6">when it fails:</text:p>
      <text:p text:style-name="P8">java.lang.AssertionError:</text:p>
      <text:p text:style-name="P8">Expecting:</text:p>
      <text:p text:style-name="P8"><text:s/>&lt;"abc"&gt;</text:p>
      <text:p text:style-name="P8">to contain:</text:p>
      <text:p text:style-name="P8"><text:s/>&lt;"A"&gt;</text:p>
      <text:p text:style-name="P6">And similarly for collections eg</text:p>
      <text:p text:style-name="P8">assertThat(numberList).containsExactly("Two");</text:p>
      <text:p text:style-name="P6">when it fails:</text:p>
      <text:p text:style-name="P8">Actual and expected should have same size but actual size was:</text:p>
      <text:p text:style-name="P8"><text:s text:c="2"/>&lt;2&gt;</text:p>
      <text:p text:style-name="P8">while expected size was:</text:p>
      <text:p text:style-name="P8"><text:s text:c="2"/>&lt;1&gt;</text:p>
      <text:p text:style-name="P8">Actual was:</text:p>
      <text:p text:style-name="P8"><text:s text:c="2"/>&lt;["One", "Two"]&gt;</text:p>
      <text:p text:style-name="P8">Expected was:</text:p>
      <text:p text:style-name="P8"><text:s text:c="2"/>&lt;["Two"]&gt;</text:p>
      <text:p text:style-name="P6"/>
      <text:p text:style-name="P6"/>
      <text:p text:style-name="P6"/>
      <text:p text:style-name="P6">Proxy / proxies in Java:</text:p>
      <text:p text:style-name="P6">From https://dzone.com/articles/java-dynamic-proxy</text:p>
      <text:p text:style-name="P8">What is a Proxy?</text:p>
      <text:p text:style-name="P6"><text:span text:style-name="T1">Proxy is a design pattern. We create and use proxy objects when we want to </text:span><text:span text:style-name="T2">add or modify some functionality of an already existing class</text:span><text:span text:style-name="T1">. </text:span><text:span text:style-name="T2">The proxy object is used instead of the original one</text:span><text:span text:style-name="T1">. Usually, the proxy objects have the same methods as the original one and in Java proxy classes usually extend the original class. </text:span><text:span text:style-name="T2">The proxy has a handle to the original object and can call the method on that</text:span><text:span text:style-name="T1">.</text:span></text:p>
      <text:p text:style-name="P8">In practical applications, the proxy class does not directly implement the functionality. Following the single responsibility principle, <text:span text:style-name="T3">the proxy class does only proxying and the actual behavior modification is implemented in handlers</text:span>. When the proxy object is invoked instead of the original object, <text:span text:style-name="T3">the proxy decides if it has to invoke the original method or some handler</text:span>. The handler may do its task and may also call the original method.</text:p>
      <text:p text:style-name="P8">The proxy class is generated during run-time, but the handler invoked by the proxy class can be coded in the normal source code and compiled along the code of the whole program (compile time).</text:p>
      <text:p text:style-name="P8"><text:soft-page-break/></text:p>
      <text:p text:style-name="P8"/>
      <text:p text:style-name="P8"/>
      <text:p text:style-name="P8"/>
      <text:p text:style-name="P6">java.util.Objects:</text:p>
      <text:p text:style-name="P6"><text:s text:c="2"/>-this contains a number of useful methods that take the pain out of common things like equal, compare, handling nulls, toString etc:</text:p>
      <text:p text:style-name="P6">static &lt;T&gt; int <text:tab/><text:span text:style-name="T3">compare(T a, T b, Comparator&lt;? super T&gt; c)</text:span></text:p>
      <text:p text:style-name="P6">Returns 0 if the arguments are identical and c.compare(a, b) otherwise.</text:p>
      <text:p text:style-name="P6">static boolean <text:tab/><text:span text:style-name="T3">deepEquals(Object a, Object b)</text:span></text:p>
      <text:p text:style-name="P6">Returns true if the arguments are deeply equal to each other and false otherwise.</text:p>
      <text:p text:style-name="P6">static boolean <text:tab/><text:span text:style-name="T3">equals(Object a, Object b)</text:span></text:p>
      <text:p text:style-name="P6">Returns true if the arguments are equal to each other and false otherwise.</text:p>
      <text:p text:style-name="P6">static int <text:tab/><text:span text:style-name="T3">hash(Object... values)</text:span></text:p>
      <text:p text:style-name="P6">Generates a hash code for a sequence of input values.</text:p>
      <text:p text:style-name="P6">static int <text:tab/><text:span text:style-name="T3">hashCode(Object o)</text:span></text:p>
      <text:p text:style-name="P6">Returns the hash code of a non-null argument and 0 for a null argument.</text:p>
      <text:p text:style-name="P6">static boolean <text:tab/><text:span text:style-name="T3">isNull(Object obj)</text:span></text:p>
      <text:p text:style-name="P6">Returns true if the provided reference is null otherwise returns false.</text:p>
      <text:p text:style-name="P6">static boolean <text:tab/><text:span text:style-name="T3">nonNull(Object obj)</text:span></text:p>
      <text:p text:style-name="P6">Returns true if the provided reference is non-null otherwise returns false.</text:p>
      <text:p text:style-name="P6">static &lt;T&gt; T <text:tab/><text:span text:style-name="T3">requireNonNull(T obj)</text:span></text:p>
      <text:p text:style-name="P6">Checks that the specified object reference is not null.</text:p>
      <text:p text:style-name="P6">static &lt;T&gt; T <text:tab/><text:span text:style-name="T3">requireNonNull(T obj, String message)</text:span></text:p>
      <text:p text:style-name="P6">Checks that the specified object reference is not null and throws a customized NullPointerException if it is.</text:p>
      <text:p text:style-name="P6">static &lt;T&gt; T <text:tab/><text:span text:style-name="T3">requireNonNull(T obj, Supplier&lt;String&gt; messageSupplier)</text:span></text:p>
      <text:p text:style-name="P6">Checks that the specified object reference is not null and throws a customized NullPointerException if it is.</text:p>
      <text:p text:style-name="P6">static String <text:tab/><text:span text:style-name="T3">toString(Object o)</text:span></text:p>
      <text:p text:style-name="P6">Returns the result of calling toString for a non-null argument and "null" for a null argument.</text:p>
      <text:p text:style-name="P6">static String <text:tab/><text:span text:style-name="T3">toString(Object o, String nullDefault)</text:span></text:p>
      <text:p text:style-name="P6">Returns the result of calling toString on the first argument if the first argument is not null and returns the second argument otherwise.</text:p>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2T19:02:56.09</meta:creation-date>
    <dc:date>2019-12-28T14:22:50.86</dc:date>
    <meta:editing-duration>P3DT8H50M25S</meta:editing-duration>
    <meta:editing-cycles>22</meta:editing-cycles>
    <meta:generator>OpenOffice/4.1.2$Win32 OpenOffice.org_project/412m3$Build-9782</meta:generator>
    <meta:document-statistic meta:table-count="0" meta:image-count="0" meta:object-count="0" meta:page-count="7" meta:paragraph-count="257" meta:word-count="2508" meta:character-count="18331"/>
  </office:meta>
</office:document-meta>
</file>